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color="#579d1c" fo:language="pt" fo:country="BR"/>
    </style:style>
    <style:style style:name="P3" style:family="paragraph" style:parent-style-name="Standard">
      <style:text-properties fo:language="pt" fo:country="BR"/>
    </style:style>
    <style:style style:name="P4" style:family="paragraph" style:parent-style-name="Standard">
      <style:paragraph-properties fo:text-align="justify" style:justify-single-word="false"/>
      <style:text-properties fo:language="pt" fo:country="BR"/>
    </style:style>
    <style:style style:name="P5" style:family="paragraph" style:parent-style-name="Standard">
      <style:text-properties fo:language="pt" fo:country="BR" fo:font-weight="bold" style:font-weight-asian="bold" style:font-weight-complex="bold"/>
    </style:style>
    <style:style style:name="P6" style:family="paragraph" style:parent-style-name="Standard">
      <style:text-properties fo:color="#0066cc" fo:language="pt" fo:country="BR"/>
    </style:style>
    <style:style style:name="P7" style:family="paragraph" style:parent-style-name="Standard">
      <style:text-properties style:use-window-font-color="true" fo:language="pt" fo:country="BR"/>
    </style:style>
    <style:style style:name="P8" style:family="paragraph" style:parent-style-name="Standard">
      <style:text-properties style:use-window-font-color="true" fo:language="pt" fo:country="BR" fo:font-weight="bold" style:font-weight-asian="bold" style:font-weight-complex="bold"/>
    </style:style>
    <style:style style:name="P9" style:family="paragraph" style:parent-style-name="Standard">
      <style:text-properties fo:language="pt" fo:country="BR"/>
    </style:style>
    <style:style style:name="P10" style:family="paragraph" style:parent-style-name="Heading_20_2">
      <style:paragraph-properties fo:text-align="start" style:justify-single-word="false"/>
      <style:text-properties fo:language="pt" fo:country="BR"/>
    </style:style>
    <style:style style:name="P11" style:family="paragraph" style:parent-style-name="Heading_20_1">
      <style:text-properties fo:language="pt" fo:country="BR"/>
    </style:style>
    <style:style style:name="T1" style:family="text">
      <style:text-properties fo:language="pt" fo:country="BR"/>
    </style:style>
    <style:style style:name="T2" style:family="text">
      <style:text-properties fo:language="pt" fo:country="BR" fo:font-style="italic" style:font-style-asian="italic" style:font-style-complex="italic"/>
    </style:style>
    <style:style style:name="T3" style:family="text">
      <style:text-properties fo:language="pt" fo:country="BR" fo:font-style="normal" style:font-style-asian="normal" style:font-style-complex="normal"/>
    </style:style>
    <style:style style:name="T4" style:family="text">
      <style:text-properties fo:color="#0066cc"/>
    </style:style>
    <style:style style:name="T5" style:family="text">
      <style:text-properties fo:color="#579d1c"/>
    </style:style>
    <style:style style:name="T6" style:family="text">
      <style:text-properties fo:color="#579d1c" fo:language="pt" fo:country="BR"/>
    </style:style>
    <style:style style:name="T7" style:family="text">
      <style:text-properties fo:color="#579d1c" fo:font-size="12pt" fo:language="pt" fo:country="BR" style:font-size-asian="12pt" style:font-size-complex="12pt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language="pt" fo:country="BR"/>
    </style:style>
    <style:style style:name="T10" style:family="text">
      <style:text-properties style:use-window-font-color="true" fo:font-size="12pt" fo:language="pt" fo:country="BR" style:font-size-asian="12pt" style:font-size-complex="12pt"/>
    </style:style>
    <style:style style:name="T11" style:family="text">
      <style:text-properties style:use-window-font-color="true" fo:font-size="12pt" fo:language="pt" fo:country="BR" fo:font-style="italic" style:font-size-asian="12pt" style:font-style-asian="italic" style:font-size-complex="12pt" style:font-style-complex="italic"/>
    </style:style>
    <style:style style:name="T12" style:family="text">
      <style:text-properties style:use-window-font-color="true" fo:font-size="12pt" fo:language="pt" fo:country="BR" fo:font-style="normal" style:font-size-asian="12pt" style:font-style-asian="normal" style:font-size-complex="12pt" style:font-style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variant="normal" fo:text-transform="none" style:use-window-font-color="true" fo:letter-spacing="normal" fo:language="pt" fo:country="BR" fo:font-style="normal" fo:font-weight="normal"/>
    </style:style>
    <style:style style:name="T1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span text:style-name="T5">Pacotes</text:span> &amp; <text:s/><text:span text:style-name="T4">Funções</text:span><text:span text:style-name="T8"> em R</text:span></text:h>
      <text:p text:style-name="P3">Autor: Samuel Carleial</text:p>
      <text:p text:style-name="P3">Data: 2019.11.04</text:p>
      <text:p text:style-name="P3"/>
      <text:p text:style-name="P3">Lista de <text:span text:style-name="T5">pacotes</text:span> e <text:span text:style-name="T4">funções </text:span>usados e/ou sugeridos durante o curso, organizados por categorias gerais.</text:p>
      <text:p text:style-name="P3">Uma pequena descrição é dada ao lado de cada nome.</text:p>
      <text:p text:style-name="P3"/>
      <text:p text:style-name="P3"/>
      <text:h text:style-name="P10" text:outline-level="2">PROGRAMAÇÃO + MANEJO DE DADOS</text:h>
      <text:p text:style-name="P4">A maioria das funções podem ser encontrados diretamente em R <text:span text:style-name="T5">base</text:span><text:span text:style-name="T8"> e </text:span><text:span text:style-name="T5">utils</text:span><text:span text:style-name="T8"> como </text:span>operações matemáticas (média, soma, log, etc.). Outras funções de controle também podem ser muito úteis na qualidade e desenvolvimento de análises. Por exemplo:</text:p>
      <text:p text:style-name="P3"/>
      <text:p text:style-name="P5">Para checar vetores e conjuntos de variáveis:</text:p>
      <text:p text:style-name="P6">head()<text:span text:style-name="T8">; </text:span>tail()<text:span text:style-name="T8"> # ver a parte superior ou inferior do conjunto de dados</text:span></text:p>
      <text:p text:style-name="P6">summary()<text:span text:style-name="T8"> # função genérica para visualizar o sumário de dados, vetores ou modelos estatísticos</text:span></text:p>
      <text:p text:style-name="P6">all.equal() <text:span text:style-name="T8"># para testar se vetores ou conjuntos de dados são (quase) iguais</text:span></text:p>
      <text:p text:style-name="P6">identical() <text:span text:style-name="T8"># mesma função, porem entre dois vetores apenas</text:span></text:p>
      <text:p text:style-name="P6">intersect() <text:span text:style-name="T8"># para ver o que há em comum entre dois vetores</text:span></text:p>
      <text:p text:style-name="P6">x %in% y<text:span text:style-name="T8"> # para ver se elementos de um vetor estão contidos dentro de outro vetor</text:span></text:p>
      <text:p text:style-name="P6">which(x == y)<text:span text:style-name="T8"> # o mesmo que o anterior, porém para obter o índex de onde x é igual a y</text:span></text:p>
      <text:p text:style-name="P6"/>
      <text:p text:style-name="P8">Para controlar e desenvolver código</text:p>
      <text:p text:style-name="P6">stopifnot() <text:span text:style-name="T8"># para evitar panes ou ações que causem problemas no futuro</text:span></text:p>
      <text:p text:style-name="P6">system.time()<text:span text:style-name="T8"> # medir o tempo tomado por uma operação</text:span></text:p>
      <text:p text:style-name="P2">beepr<text:span text:style-name="T8">::</text:span><text:span text:style-name="T4">beep()</text:span><text:span text:style-name="T8"> # tocar sons de notificação (ou erro)</text:span></text:p>
      <text:p text:style-name="P2"><text:span text:style-name="T4">sessionInfo()</text:span><text:span text:style-name="T8"> # verificar o que está carregado na sessão atual do R</text:span></text:p>
      <text:p text:style-name="P2"><text:span text:style-name="T4">citation()</text:span><text:span text:style-name="T8"> # verificar como citar R e seus pacotes</text:span></text:p>
      <text:p text:style-name="P6"/>
      <text:p text:style-name="P8">Para verificar a que tipo de classe um objeto pertence</text:p>
      <text:p text:style-name="P3"><text:span text:style-name="T4">class()</text:span><text:span text:style-name="T8"> # retorna o tipo de classe</text:span></text:p>
      <text:p text:style-name="P3"><text:span text:style-name="T4">is.numeric()</text:span>; <text:span text:style-name="T4">is.array()</text:span><text:span text:style-name="T8">;</text:span> <text:span text:style-name="T4">is.na()</text:span>; <text:span text:style-name="T4">is.factor()</text:span>; etc. # retorna um valor lógico confirmando a classe</text:p>
      <text:p text:style-name="P3"/>
      <text:p text:style-name="P3"><text:span text:style-name="T15">Operações mais especializadas</text:span> podem ser encontradas em outros pacotes. A exemplo:</text:p>
      <text:p text:style-name="P2">formatR<text:span text:style-name="T8"> # formatar código de maneira automática</text:span></text:p>
      <text:p text:style-name="P2">lubridate<text:span text:style-name="T8"> # trabalhar com datas</text:span></text:p>
      <text:p text:style-name="P2">memisc<text:span text:style-name="T8"> # manipulação de dados e representação de resultados de modelos</text:span></text:p>
      <text:p text:style-name="P2">reshape2</text:p>
      <text:p text:style-name="P2">data.table<text:span text:style-name="T8"> # extende a funcionalidade dos data.frames</text:span></text:p>
      <text:p text:style-name="P2"/>
      <text:p text:style-name="Standard"><text:span text:style-name="T9">Uma grande escola dentro de usuários de R se identifica com o uso de ferramentas desenvolvidas pelo grupo de </text:span><text:span text:style-name="T14">Hadley Wickham &amp; Co., desenvolvedores de ggplot2 e que gradualmente tomaram conta de círculos na programação com R (RStudio faz parte disso). Para esse público, existe o </text:span><text:span text:style-name="T6"><text:s/>tidyverse</text:span><text:span text:style-name="T1"> (um “pacote de pacotes”) e todos os seus demais componentes, ex: </text:span><text:span text:style-name="T6">plyr</text:span><text:span text:style-name="T1"> e </text:span><text:span text:style-name="T6">dplyr</text:span><text:span text:style-name="T7">. </text:span><text:span text:style-name="T10">para mais detalhes, veja o </text:span><text:span text:style-name="T11">cheat sheet</text:span><text:span text:style-name="T12">:</text:span><text:span text:style-name="T10"> </text:span><text:a xlink:type="simple" xlink:href="https://rstudio.com/wp-content/uploads/2015/02/data-wrangling-cheatsheet.pdf" text:style-name="Internet_20_link" text:visited-style-name="Visited_20_Internet_20_Link">“Data Wranghling – A foundation for wrangling in R”</text:a><text:span text:style-name="T10">. </text:span><text:span text:style-name="T7"><text:s text:c="2"/></text:span></text:p>
      <text:p text:style-name="P3"/>
      <text:h text:style-name="P10" text:outline-level="2"><text:soft-page-break/>VISUALIZAÇÃO DE DADOS</text:h>
      <text:p text:style-name="P2">lattice</text:p>
      <text:p text:style-name="P3"><text:span text:style-name="T5">ggplot2</text:span> e pacotes associados. Ex: <text:span text:style-name="T5">GGally</text:span> ou <text:span text:style-name="T5">ggfortify</text:span></text:p>
      <text:p text:style-name="P2">corrplot</text:p>
      <text:p text:style-name="P3"/>
      <text:p text:style-name="P3">Pacotes especializados contendo paletas de cores</text:p>
      <text:p text:style-name="P2">colorspace</text:p>
      <text:p text:style-name="P2">RColorBrewer</text:p>
      <text:p text:style-name="P2">veridis</text:p>
      <text:p text:style-name="P3"><text:span text:style-name="T5">grDevices</text:span>::<text:span text:style-name="T4">heat.colors()</text:span></text:p>
      <text:p text:style-name="P3"/>
      <text:p text:style-name="Standard"><text:span text:style-name="T1">*para mais detalhes, veja o </text:span><text:span text:style-name="T2">cheat sheet</text:span><text:span text:style-name="T3">:</text:span><text:span text:style-name="T1"> </text:span><text:a xlink:type="simple" xlink:href="https://rstudio.com/wp-content/uploads/2015/03/ggplot2-cheatsheet.pdf" text:style-name="Internet_20_link" text:visited-style-name="Visited_20_Internet_20_Link">“Data Visualization – Rstudio”</text:a></text:p>
      <text:p text:style-name="Standard"><text:span text:style-name="T1">*uma fonte útil de cores pode ser vista em </text:span><text:a xlink:type="simple" xlink:href="http://colorbrewer2.org/" text:style-name="Internet_20_link" text:visited-style-name="Visited_20_Internet_20_Link">Color Brewer 2.0</text:a></text:p>
      <text:p text:style-name="P3"/>
      <text:p text:style-name="P3"/>
      <text:p text:style-name="P3"/>
      <text:p text:style-name="P3"/>
      <text:p text:style-name="P3"/>
      <text:h text:style-name="P10" text:outline-level="2">ANÁLISES E MODELOS ESTATÍSTICOS</text:h>
      <text:p text:style-name="P3">Para construir modelos estatísticos</text:p>
      <text:p text:style-name="P2">lme4 <text:span text:style-name="T8"># carro chefe; pacote talvez mais usado</text:span></text:p>
      <text:p text:style-name="P2">nlme</text:p>
      <text:p text:style-name="P2">robustbase<text:span text:style-name="T8"> # usando modelos robustos de regressão linear</text:span></text:p>
      <text:p text:style-name="P2">lmmlasso<text:span text:style-name="T8"> # linear mixed-effects models with Lasso</text:span></text:p>
      <text:p text:style-name="P2">spaMM <text:span text:style-name="T8"># spatial models</text:span></text:p>
      <text:p text:style-name="P2">gamm4 <text:span text:style-name="T8"># gamma models</text:span></text:p>
      <text:p text:style-name="P2"/>
      <text:p text:style-name="P7">Para construir modelos estatísticos usando uma abordagem Bayesiana</text:p>
      <text:p text:style-name="P2">MCMCglmm<text:span text:style-name="T8"> # GLMMs usando técnica Markov Chain Monte Carlo</text:span></text:p>
      <text:p text:style-name="P2">arm</text:p>
      <text:p text:style-name="P2">blmeco</text:p>
      <text:p text:style-name="P2"/>
      <text:p text:style-name="P7">Para realizar <text:span text:style-name="T13">post hoc </text:span>testes e calcular efeitos de modelos</text:p>
      <text:p text:style-name="P2">multcomp <text:span text:style-name="T8"># comparações entre grupos para efeitos com múltiplos níveis (teste Tukey)</text:span></text:p>
      <text:p text:style-name="P2">lmtest</text:p>
      <text:p text:style-name="P2">emmeans</text:p>
      <text:p text:style-name="P2">effects</text:p>
      <text:p text:style-name="P2"/>
      <text:p text:style-name="P7">Para diagnosticar modelos estatísticos</text:p>
      <text:p text:style-name="P2">DHARMa</text:p>
      <text:p text:style-name="P2">LMERConvenienceFunc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s text:c="3"/></text:span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muel Carleial</meta:initial-creator>
    <meta:creation-date>2019-11-05T13:45:05</meta:creation-date>
    <dc:date>2019-11-08T15:02:02</dc:date>
    <dc:creator>Samuel Carleial</dc:creator>
    <meta:editing-duration>P2DT1H10M16S</meta:editing-duration>
    <meta:editing-cycles>12</meta:editing-cycles>
    <meta:generator>OpenOffice/4.1.7$Unix OpenOffice.org_project/417m1$Build-9800</meta:generator>
    <meta:document-statistic meta:table-count="0" meta:image-count="0" meta:object-count="0" meta:page-count="2" meta:paragraph-count="63" meta:word-count="524" meta:character-count="3265"/>
  </office:meta>
</office:document-meta>
</file>